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5344" calcext:value-type="float">
            <text:p>61.0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1544" calcext:value-type="float">
            <text:p>57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436" calcext:value-type="float">
            <text:p>57.7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201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776" calcext:value-type="float">
            <text:p>56.8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284" calcext:value-type="float">
            <text:p>57.0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200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200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200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1336" calcext:value-type="float">
            <text:p>57.1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9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6784" calcext:value-type="float">
            <text:p>57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9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58" calcext:value-type="float">
            <text:p>57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9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8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8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8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7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7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6536" calcext:value-type="float">
            <text:p>60.6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7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348" calcext:value-type="float">
            <text:p>62.1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3544" calcext:value-type="float">
            <text:p>61.8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7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2752" calcext:value-type="float">
            <text:p>61.6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7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7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0912" calcext:value-type="float">
            <text:p>62.1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6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1432" calcext:value-type="float">
            <text:p>62.5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124" calcext:value-type="float">
            <text:p>63.2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7896" calcext:value-type="float">
            <text:p>63.9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4704" calcext:value-type="float">
            <text:p>63.5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1488" calcext:value-type="float">
            <text:p>63.7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6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1952" calcext:value-type="float">
            <text:p>62.8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6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4352" calcext:value-type="float">
            <text:p>63.0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6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6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3088" calcext:value-type="float">
            <text:p>61.2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5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201</text:p>
          </table:table-cell>
          <table:table-cell office:value-type="string" calcext:value-type="string">
            <text:p>195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